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888cm" svg:height="10.705cm" svg:x="25.441cm" svg:y="1.7cm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0.04cm" svg:y="20.686cm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20.237cm" svg:height="12.218cm" svg:x="9.719cm" svg:y="30.892cm">
            <draw:object draw:notify-on-update-of-ranges="Sheet1.C61:Sheet1.C4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8.719cm" svg:y="0.445cm">
            <draw:object draw:notify-on-update-of-ranges="Sheet1.A2:Sheet1.A8 Sheet1.B2:Sheet1.B8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a</text:p>
          </table:table-cell>
          <table:table-cell table:number-columns-repeated="2"/>
        </table:table-row>
        <table:table-row table:style-name="ro1">
          <table:table-cell office:value-type="string">
            <text:p>niedziela</text:p>
          </table:table-cell>
          <table:table-cell office:value-type="float" office:value="192586">
            <text:p>192586</text:p>
          </table:table-cell>
          <table:table-cell/>
          <table:table-cell table:style-name="ce1"/>
        </table:table-row>
        <table:table-row table:style-name="ro1">
          <table:table-cell office:value-type="string">
            <text:p>poniedziałek</text:p>
          </table:table-cell>
          <table:table-cell office:value-type="float" office:value="144740">
            <text:p>144740</text:p>
          </table:table-cell>
          <table:table-cell/>
          <table:table-cell table:style-name="ce1"/>
        </table:table-row>
        <table:table-row table:style-name="ro1">
          <table:table-cell office:value-type="string">
            <text:p>wtorek</text:p>
          </table:table-cell>
          <table:table-cell office:value-type="float" office:value="140731">
            <text:p>140731</text:p>
          </table:table-cell>
          <table:table-cell/>
          <table:table-cell table:style-name="ce1"/>
        </table:table-row>
        <table:table-row table:style-name="ro1">
          <table:table-cell office:value-type="string">
            <text:p>środa</text:p>
          </table:table-cell>
          <table:table-cell office:value-type="float" office:value="145713">
            <text:p>145713</text:p>
          </table:table-cell>
          <table:table-cell/>
          <table:table-cell table:style-name="ce1"/>
        </table:table-row>
        <table:table-row table:style-name="ro1">
          <table:table-cell office:value-type="string">
            <text:p>czwartek</text:p>
          </table:table-cell>
          <table:table-cell office:value-type="float" office:value="155231">
            <text:p>155231</text:p>
          </table:table-cell>
          <table:table-cell/>
          <table:table-cell table:style-name="ce1"/>
        </table:table-row>
        <table:table-row table:style-name="ro1">
          <table:table-cell office:value-type="string">
            <text:p>piątek</text:p>
          </table:table-cell>
          <table:table-cell office:value-type="float" office:value="194948">
            <text:p>194948</text:p>
          </table:table-cell>
          <table:table-cell/>
          <table:table-cell table:style-name="ce1"/>
        </table:table-row>
        <table:table-row table:style-name="ro1">
          <table:table-cell office:value-type="string">
            <text:p>sobota</text:p>
          </table:table-cell>
          <table:table-cell office:value-type="float" office:value="231639">
            <text:p>231639</text:p>
          </table:table-cell>
          <table:table-cell/>
          <table:table-cell table:style-name="ce1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ok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3">
          <table:table-cell office:value-type="float" office:value="1979">
            <text:p>1979</text:p>
          </table:table-cell>
          <table:table-cell office:value-type="float" office:value="44144">
            <text:p>44144</text:p>
          </table:table-cell>
          <table:table-cell table:number-columns-repeated="2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44180">
            <text:p>44180</text:p>
          </table:table-cell>
          <table:table-cell table:number-columns-repeated="2"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42862">
            <text:p>42862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float" office:value="37263">
            <text:p>37263</text:p>
          </table:table-cell>
          <table:table-cell table:number-columns-repeated="2"/>
        </table:table-row>
        <table:table-row table:style-name="ro3">
          <table:table-cell office:value-type="float" office:value="1983">
            <text:p>1983</text:p>
          </table:table-cell>
          <table:table-cell office:value-type="float" office:value="36182">
            <text:p>36182</text:p>
          </table:table-cell>
          <table:table-cell table:number-columns-repeated="2"/>
        </table:table-row>
        <table:table-row table:style-name="ro3">
          <table:table-cell office:value-type="float" office:value="1984">
            <text:p>1984</text:p>
          </table:table-cell>
          <table:table-cell office:value-type="float" office:value="37736">
            <text:p>37736</text:p>
          </table:table-cell>
          <table:table-cell table:number-columns-repeated="2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38893">
            <text:p>38893</text:p>
          </table:table-cell>
          <table:table-cell table:number-columns-repeated="2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40736">
            <text:p>40736</text:p>
          </table:table-cell>
          <table:table-cell table:number-columns-repeated="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41087">
            <text:p>41087</text:p>
          </table:table-cell>
          <table:table-cell table:number-columns-repeated="2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41784">
            <text:p>41784</text:p>
          </table:table-cell>
          <table:table-cell table:number-columns-repeated="2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40417">
            <text:p>40417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39505">
            <text:p>39505</text:p>
          </table:table-cell>
          <table:table-cell table:number-columns-repeated="2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36613">
            <text:p>36613</text:p>
          </table:table-cell>
          <table:table-cell table:number-columns-repeated="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34648">
            <text:p>34648</text:p>
          </table:table-cell>
          <table:table-cell table:number-columns-repeated="2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5498">
            <text:p>35498</text:p>
          </table:table-cell>
          <table:table-cell table:number-columns-repeated="2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35932">
            <text:p>35932</text:p>
          </table:table-cell>
          <table:table-cell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36885">
            <text:p>36885</text:p>
          </table:table-cell>
          <table:table-cell table:number-columns-repeated="2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37159">
            <text:p>37159</text:p>
          </table:table-cell>
          <table:table-cell table:number-columns-repeated="2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36972">
            <text:p>36972</text:p>
          </table:table-cell>
          <table:table-cell table:number-columns-repeated="2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36767">
            <text:p>36767</text:p>
          </table:table-cell>
          <table:table-cell table:number-columns-repeated="2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6795">
            <text:p>36795</text:p>
          </table:table-cell>
          <table:table-cell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37177">
            <text:p>37177</text:p>
          </table:table-cell>
          <table:table-cell table:number-columns-repeated="2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37559">
            <text:p>37559</text:p>
          </table:table-cell>
          <table:table-cell table:number-columns-repeated="2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38144">
            <text:p>38144</text:p>
          </table:table-cell>
          <table:table-cell table:number-columns-repeated="2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38066">
            <text:p>38066</text:p>
          </table:table-cell>
          <table:table-cell table:number-columns-repeated="2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38084">
            <text:p>38084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38928">
            <text:p>38928</text:p>
          </table:table-cell>
          <table:table-cell table:number-columns-repeated="2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38285">
            <text:p>38285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7044">
            <text:p>37044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9657">
            <text:p>29657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30759">
            <text:p>30759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29827">
            <text:p>29827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31454">
            <text:p>3145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32396">
            <text:p>3239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31434">
            <text:p>3143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miesiąc</text:p>
          </table:table-cell>
          <table:table-cell office:value-type="string">
            <text:p>usa</text:p>
          </table:table-cell>
          <table:table-cell table:number-columns-repeated="2"/>
        </table:table-row>
        <table:table-row table:style-name="ro1">
          <table:table-cell office:value-type="string">
            <text:p>styczeń</text:p>
          </table:table-cell>
          <table:table-cell office:value-type="float" office:value="95419">
            <text:p>95419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87343">
            <text:p>87343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100568">
            <text:p>100568</text:p>
          </table:table-cell>
          <table:table-cell table:number-columns-repeated="2"/>
        </table:table-row>
        <table:table-row table:style-name="ro1">
          <table:table-cell office:value-type="string">
            <text:p>kwiecień</text:p>
          </table:table-cell>
          <table:table-cell office:value-type="float" office:value="103315">
            <text:p>103315</text:p>
          </table:table-cell>
          <table:table-cell table:number-columns-repeated="2"/>
        </table:table-row>
        <table:table-row table:style-name="ro1">
          <table:table-cell office:value-type="string">
            <text:p>maj</text:p>
          </table:table-cell>
          <table:table-cell office:value-type="float" office:value="113997">
            <text:p>113997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116858">
            <text:p>116858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123144">
            <text:p>123144</text:p>
          </table:table-cell>
          <table:table-cell table:number-columns-repeated="2"/>
        </table:table-row>
        <table:table-row table:style-name="ro1">
          <table:table-cell office:value-type="string">
            <text:p>sierpień</text:p>
          </table:table-cell>
          <table:table-cell office:value-type="float" office:value="126070">
            <text:p>126070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117669">
            <text:p>117669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121518">
            <text:p>121518</text:p>
          </table:table-cell>
          <table:table-cell table:number-columns-repeated="2"/>
        </table:table-row>
        <table:table-row table:style-name="ro1">
          <table:table-cell office:value-type="string">
            <text:p>listopad</text:p>
          </table:table-cell>
          <table:table-cell office:value-type="float" office:value="113388">
            <text:p>113388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13544">
            <text:p>11354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dzień</text:p>
          </table:table-cell>
          <table:table-cell office:value-type="string">
            <text:p>miesiąc</text:p>
          </table:table-cell>
          <table:table-cell office:value-type="string">
            <text:p>usa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4349">
            <text:p>434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62">
            <text:p>296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83">
            <text:p>298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63">
            <text:p>296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26">
            <text:p>29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23">
            <text:p>302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77">
            <text:p>2977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13">
            <text:p>30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127">
            <text:p>312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71">
            <text:p>297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73">
            <text:p>307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03">
            <text:p>310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35">
            <text:p>313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091">
            <text:p>309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897">
            <text:p>289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028">
            <text:p>302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82">
            <text:p>298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08">
            <text:p>310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94">
            <text:p>299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88">
            <text:p>3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06">
            <text:p>3106</text:p>
          </table:table-cell>
          <table:table-cell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92">
            <text:p>319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35">
            <text:p>323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17">
            <text:p>311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90">
            <text:p>309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136">
            <text:p>313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10">
            <text:p>3010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011">
            <text:p>301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59">
            <text:p>315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16">
            <text:p>301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61">
            <text:p>296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080">
            <text:p>30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087">
            <text:p>30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72">
            <text:p>297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92">
            <text:p>309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52">
            <text:p>305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54">
            <text:p>315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63">
            <text:p>316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064">
            <text:p>306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59">
            <text:p>305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097">
            <text:p>3097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56">
            <text:p>325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27">
            <text:p>3327</text:p>
          </table:table-cell>
          <table:table-cell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3480">
            <text:p>348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64">
            <text:p>326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196">
            <text:p>319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183">
            <text:p>318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76">
            <text:p>327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238">
            <text:p>3238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194">
            <text:p>31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19">
            <text:p>311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78">
            <text:p>317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93">
            <text:p>309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079">
            <text:p>307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060">
            <text:p>306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64">
            <text:p>316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281">
            <text:p>3281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345">
            <text:p>3345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231">
            <text:p>3231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220">
            <text:p>32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23">
            <text:p>3223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222">
            <text:p>32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242">
            <text:p>324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332">
            <text:p>333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362">
            <text:p>336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03">
            <text:p>350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43">
            <text:p>344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3453">
            <text:p>345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62">
            <text:p>346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48">
            <text:p>3448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369">
            <text:p>336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396">
            <text:p>339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429">
            <text:p>342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89">
            <text:p>3389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414">
            <text:p>341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488">
            <text:p>348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357">
            <text:p>335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467">
            <text:p>3467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564">
            <text:p>3564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538">
            <text:p>353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26">
            <text:p>342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351">
            <text:p>335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33">
            <text:p>3433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497">
            <text:p>349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466">
            <text:p>34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408">
            <text:p>340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12">
            <text:p>361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11">
            <text:p>351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87">
            <text:p>378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77">
            <text:p>3677</text:p>
          </table:table-cell>
          <table:table-cell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565">
            <text:p>356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23">
            <text:p>362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582">
            <text:p>3582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591">
            <text:p>359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561">
            <text:p>356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590">
            <text:p>359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650">
            <text:p>365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543">
            <text:p>354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46">
            <text:p>3546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587">
            <text:p>35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696">
            <text:p>369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803">
            <text:p>380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630">
            <text:p>363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758">
            <text:p>3758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604">
            <text:p>36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555">
            <text:p>355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668">
            <text:p>36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722">
            <text:p>372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909">
            <text:p>390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842">
            <text:p>384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972">
            <text:p>397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825">
            <text:p>382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713">
            <text:p>371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586">
            <text:p>358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99">
            <text:p>379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64">
            <text:p>386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88">
            <text:p>378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29">
            <text:p>372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773">
            <text:p>3773</text:p>
          </table:table-cell>
          <table:table-cell/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936">
            <text:p>393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039">
            <text:p>403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16">
            <text:p>391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692">
            <text:p>369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901">
            <text:p>390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876">
            <text:p>387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977">
            <text:p>397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01">
            <text:p>400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990">
            <text:p>399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856">
            <text:p>385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897">
            <text:p>389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974">
            <text:p>397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949">
            <text:p>394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48">
            <text:p>384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971">
            <text:p>397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051">
            <text:p>405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058">
            <text:p>405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065">
            <text:p>406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479">
            <text:p>447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884">
            <text:p>488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678">
            <text:p>367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751">
            <text:p>375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913">
            <text:p>39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893">
            <text:p>389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992">
            <text:p>3992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027">
            <text:p>40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998">
            <text:p>399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26">
            <text:p>392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955">
            <text:p>395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14">
            <text:p>401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962">
            <text:p>396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983">
            <text:p>398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006">
            <text:p>4006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057">
            <text:p>405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328">
            <text:p>432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270">
            <text:p>427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85">
            <text:p>418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184">
            <text:p>418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986">
            <text:p>3986</text:p>
          </table:table-cell>
          <table:table-cell/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079">
            <text:p>407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58">
            <text:p>4158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177">
            <text:p>417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095">
            <text:p>409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42">
            <text:p>4042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148">
            <text:p>414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34">
            <text:p>4034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202">
            <text:p>420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072">
            <text:p>407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075">
            <text:p>40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032">
            <text:p>403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119">
            <text:p>411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891">
            <text:p>3891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859">
            <text:p>385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731">
            <text:p>373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093">
            <text:p>409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90">
            <text:p>429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235">
            <text:p>423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011">
            <text:p>401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832">
            <text:p>3832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984">
            <text:p>3984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float" office:value="3828">
            <text:p>3828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665">
            <text:p>366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934">
            <text:p>393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939">
            <text:p>393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888">
            <text:p>388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792">
            <text:p>379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889">
            <text:p>388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993">
            <text:p>3993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85">
            <text:p>388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970">
            <text:p>397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33">
            <text:p>393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100">
            <text:p>410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142">
            <text:p>414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58">
            <text:p>395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023">
            <text:p>402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73">
            <text:p>397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27">
            <text:p>3927</text:p>
          </table:table-cell>
          <table:table-cell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07">
            <text:p>400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57">
            <text:p>3957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24">
            <text:p>402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785">
            <text:p>378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942">
            <text:p>394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834">
            <text:p>3834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914">
            <text:p>3914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25">
            <text:p>402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804">
            <text:p>38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748">
            <text:p>374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683">
            <text:p>368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841">
            <text:p>384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898">
            <text:p>389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51">
            <text:p>385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22">
            <text:p>38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717">
            <text:p>371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197">
            <text:p>4197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937">
            <text:p>393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929">
            <text:p>392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790">
            <text:p>379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86">
            <text:p>368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93">
            <text:p>379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108">
            <text:p>4108</text:p>
          </table:table-cell>
          <table:table-cell/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float" office:value="3896">
            <text:p>389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798">
            <text:p>3798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708">
            <text:p>370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753">
            <text:p>37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79">
            <text:p>377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675">
            <text:p>36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688">
            <text:p>368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766">
            <text:p>3766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950">
            <text:p>395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875">
            <text:p>38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968">
            <text:p>39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816">
            <text:p>3816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648">
            <text:p>364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811">
            <text:p>381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718">
            <text:p>371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476">
            <text:p>3476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535">
            <text:p>353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8">
            <text:p>376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84">
            <text:p>358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759">
            <text:p>3759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752">
            <text:p>375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808">
            <text:p>380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40">
            <text:p>364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609">
            <text:p>3609</text:p>
          </table:table-cell>
          <table:table-cell/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float" office:value="3594">
            <text:p>35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691">
            <text:p>369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810">
            <text:p>381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655">
            <text:p>365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676">
            <text:p>367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801">
            <text:p>380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208">
            <text:p>420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198">
            <text:p>419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340">
            <text:p>434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248">
            <text:p>424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930">
            <text:p>293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50">
            <text:p>315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129">
            <text:p>3129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131">
            <text:p>3131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444">
            <text:p>3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8T14:42:14</dc:date>
    <meta:editing-duration>PT2H55M31S</meta:editing-duration>
    <meta:editing-cycles>8</meta:editing-cycles>
    <meta:generator>LibreOffice/3.5$Linux_X86_64 LibreOffice_project/350m1$Build-2</meta:generator>
    <dc:creator>Łukasz Opioła</dc:creator>
    <meta:document-statistic meta:table-count="1" meta:cell-count="12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C8" chart:data-source-has-labels="column" svg:x="0.32cm" svg:y="0.675cm" svg:width="12.7cm" svg:height="8.145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628cm" svg:y="1.366cm" svg:width="10.07cm" svg:height="7.454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92586">
                <text:p>192586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44740">
                <text:p>144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40731">
                <text:p>14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45713">
                <text:p>14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55231">
                <text:p>155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94948">
                <text:p>194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31639">
                <text:p>2316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89cm" svg:height="10.706cm" xlink:href=".." xlink:type="simple" chart:class="chart:bar" chart:style-name="ch1">
        <chart:title svg:x="4.273cm" svg:y="0.315cm" chart:style-name="ch2">
          <text:p>Liczba wypadków w latach, USA</text:p>
        </chart:title>
        <chart:plot-area chart:style-name="ch3" table:cell-range-address="Sheet1.A11:Sheet1.B45" chart:data-source-has-labels="column" svg:x="0.827cm" svg:y="1.771cm" svg:width="17.308cm" svg:height="8.301cm">
          <chartooo:coordinate-region svg:x="2.004cm" svg:y="1.97cm" svg:width="16.131cm" svg:height="7.012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44144">
                <text:p>44144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8893">
                <text:p>388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5498">
                <text:p>35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8066">
                <text:p>3806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8084">
                <text:p>380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9827">
                <text:p>2982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Liczba wypadków w miesiącach, USA</text:p>
        </chart:title>
        <chart:plot-area chart:style-name="ch3" table:cell-range-address="Sheet1.A48:Sheet1.B59" chart:data-source-has-labels="column" svg:x="0.77cm" svg:y="1.635cm" svg:width="14.59cm" svg:height="6.765cm">
          <chartooo:coordinate-region svg:x="2.132cm" svg:y="1.835cm" svg:width="13.111cm" svg:height="5.52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95419">
                <text:p>9541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7343">
                <text:p>8734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0568">
                <text:p>100568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03315">
                <text:p>103315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13997">
                <text:p>113997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16858">
                <text:p>11685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23144">
                <text:p>123144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26070">
                <text:p>126070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7669">
                <text:p>117669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21518">
                <text:p>12151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13388">
                <text:p>113388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13544">
                <text:p>113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38cm" svg:height="12.219cm" xlink:href=".." xlink:type="simple" chart:class="chart:line" chart:style-name="ch1">
        <chart:title svg:x="5.142cm" svg:y="0.46cm" chart:style-name="ch2">
          <text:p>Liczba wypadków na przestrzeni roku, USA</text:p>
        </chart:title>
        <chart:plot-area chart:style-name="ch3" table:cell-range-address="Sheet1.C61:Sheet1.C427" svg:x="0.854cm" svg:y="1.891cm" svg:width="18.576cm" svg:height="9.664cm">
          <chartooo:coordinate-region svg:x="1.846cm" svg:y="2.09cm" svg:width="17.584cm" svg:height="9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427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1:Sheet1.C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44">
                <text:p>3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